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1.27cm" svg:x="1cm" svg:y="2.905cm">
          <text:p text:style-name="P1">client</text:p>
        </draw:rect>
        <draw:rect draw:style-name="gr1" draw:text-style-name="P1" draw:layer="layout" svg:width="12.7cm" svg:height="6.985cm" svg:x="7.35cm" svg:y="2.905cm">
          <text:p/>
        </draw:rect>
        <draw:rect draw:style-name="gr2" draw:text-style-name="P1" draw:layer="layout" svg:width="2.49cm" svg:height="0.635cm" svg:x="17.51cm" svg:y="3.54cm">
          <text:p text:style-name="P1">server</text:p>
        </draw:rect>
        <draw:line draw:style-name="gr3" draw:text-style-name="P1" draw:layer="layout" svg:x1="3.54cm" svg:y1="3.54cm" svg:x2="7.35cm" svg:y2="3.54cm">
          <text:p text:style-name="P1">HTTP</text:p>
          <text:p text:style-name="P1">request</text:p>
        </draw:line>
        <draw:rect draw:style-name="gr1" draw:text-style-name="P1" draw:layer="layout" svg:width="2.54cm" svg:height="1.27cm" svg:x="7.985cm" svg:y="7.35cm">
          <text:p/>
        </draw:rect>
        <draw:rect draw:style-name="gr1" draw:text-style-name="P1" draw:layer="layout" svg:width="2.54cm" svg:height="1.27cm" svg:x="8.62cm" svg:y="7.985cm">
          <text:p text:style-name="P1">XQuery</text:p>
        </draw:rect>
        <draw:rect draw:style-name="gr1" draw:text-style-name="P1" draw:layer="layout" svg:width="2.54cm" svg:height="1.27cm" svg:x="11.795cm" svg:y="7.35cm">
          <text:p/>
        </draw:rect>
        <draw:rect draw:style-name="gr1" draw:text-style-name="P1" draw:layer="layout" svg:width="2.54cm" svg:height="1.27cm" svg:x="12.43cm" svg:y="7.985cm">
          <text:p text:style-name="P1">XSLT</text:p>
        </draw:rect>
        <draw:rect draw:style-name="gr1" draw:text-style-name="P1" draw:layer="layout" svg:width="2.54cm" svg:height="1.27cm" svg:x="15.605cm" svg:y="7.35cm">
          <text:p/>
        </draw:rect>
        <draw:rect draw:style-name="gr1" draw:text-style-name="P1" draw:layer="layout" svg:width="2.54cm" svg:height="1.27cm" svg:x="16.24cm" svg:y="7.985cm">
          <text:p text:style-name="P1">XProc</text:p>
        </draw:rect>
        <draw:rect draw:style-name="gr1" draw:text-style-name="P1" draw:layer="layout" svg:width="3.81cm" svg:height="1.27cm" svg:x="11.16cm" svg:y="3.54cm">
          <text:p text:style-name="P1">dispatcher</text:p>
        </draw:rect>
        <draw:line draw:style-name="gr4" draw:text-style-name="P1" draw:layer="layout" svg:x1="7.35cm" svg:y1="3.54cm" svg:x2="11.16cm" svg:y2="4.175cm">
          <text:p/>
        </draw:line>
        <draw:line draw:style-name="gr4" draw:text-style-name="P1" draw:layer="layout" svg:x1="12.43cm" svg:y1="4.81cm" svg:x2="9.89cm" svg:y2="7.35cm">
          <text:p/>
        </draw:line>
        <draw:line draw:style-name="gr4" draw:text-style-name="P1" draw:layer="layout" svg:x1="13.065cm" svg:y1="4.81cm" svg:x2="13.065cm" svg:y2="7.35cm">
          <text:p/>
        </draw:line>
        <draw:line draw:style-name="gr4" draw:text-style-name="P1" draw:layer="layout" svg:x1="13.7cm" svg:y1="4.81cm" svg:x2="16.24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lorent Georges</meta:initial-creator>
    <meta:creation-date>2010-01-22T05:00:58</meta:creation-date>
    <dc:date>2010-01-22T17:57:06</dc:date>
    <dc:creator>Florent Georges</dc:creator>
    <meta:editing-duration>PT00H07M25S</meta:editing-duration>
    <meta:editing-cycles>3</meta:editing-cycles>
    <meta:generator>OpenOffice.org/3.1$Unix OpenOffice.org_project/310m19$Build-9420</meta:generator>
    <meta:document-statistic meta:object-count="15"/>
  </office:meta>
</office:document-meta>
</file>